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Title" style:master-page-name="Standard">
      <style:paragraph-properties fo:text-align="center" style:justify-single-word="false" style:page-number="1"/>
    </style:style>
    <style:style style:name="P12" style:family="paragraph" style:parent-style-name="Subtitle">
      <style:paragraph-properties fo:text-align="center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7upx79tvlhzo"/>Projekt aplikacji webowej</text:p>
      <text:p text:style-name="P12"><text:bookmark text:name="_yvolu0aofp0y"/>Wypożyczalnia pojazdów</text:p>
      <text:p text:style-name="Heading_20_1"><text:bookmark text:name="_97v2bpfumwa"/>Założenia aplikacji</text:p>
      <text:p text:style-name="Standard">Aplikacja WWW będzie miała zastosowanie w wypożyczalni pojazdów, ułatwiając obsługę klientów i upraszczając zarządzanie dostępnymi pojazdami.</text:p>
      <text:p text:style-name="Standard"/>
      <text:p text:style-name="Standard">Projekt zakłada stworzenie funkcjonalnych stron dla pracowników, klientów i obsługi technicznej wypożyczalni pojazdów.</text:p>
      <text:p text:style-name="Standard"/>
      <text:p text:style-name="Heading_20_1"><text:bookmark text:name="_w8fwpf7hmftc"/>Możliwości aplikacji</text:p>
      <text:p text:style-name="Heading_20_2"><text:bookmark text:name="_osatqzs4z9g4"/>Aplikacja dla pracowników</text:p>
      <text:p text:style-name="Standard">Strona dla pracownika umożliwia zarządzanie pojazdami, wypożyczanie ich, wprowadzanie danych klienta, naliczanie opłat i tym podobne.</text:p>
      <text:p text:style-name="Standard">Dla pracowników dostępne będą też odpowiednie narzędzia do wprowadzania nowych pojazdów, aktualizowania stanu pojazdów istniejących, sprawdzanie stanu paliwa (jeśli pojazd zostanie zwrócony z mniejszą ilością paliwa, zostanie naliczona dodatkowa opłata), wyświetlanie listy osób wypożyczających dany pojazd, analizowaniu możliwych sprawców uszkodzeń pojazdu na podstawie informacji systemowych.</text:p>
      <text:p text:style-name="Heading_20_2"><text:bookmark text:name="_1777k5fu9lnt"/>Aplikacja dla klientów</text:p>
      <text:p text:style-name="Standard">Strona dla klienta, do której dostęp uzyskuje po pierwszym wypożyczeniu pojazdu (utworzeniu konta klienta), na której wypożyczający ma możliwość sprawdzenia wypożyczonych pojazdów, pozostałego czasu, informacji o pojazdach, informacja o naliczonych karach/opłatach, przedłużenia o kilka dni wypożyczenia, rezerwacji innych pojazdów, zgłoszenie problemów z pojazdem.</text:p>
      <text:p text:style-name="Standard"/>
      <text:p text:style-name="Standard"/>
      <text:p text:style-name="Heading_20_1"><text:bookmark text:name="_ld0tai3zual4"/>Lista systemów</text:p>
      <text:list xml:id="list2895313558" text:style-name="WWNum4">
        <text:list-item>
          <text:p text:style-name="P1">Logowanie (klient i pracownik)</text:p>
        </text:list-item>
        <text:list-item>
          <text:p text:style-name="P1">Wyświetlanie listy pojazdów</text:p>
        </text:list-item>
        <text:list-item>
          <text:p text:style-name="P1">Wyświetlanie listy klientów</text:p>
        </text:list-item>
        <text:list-item>
          <text:p text:style-name="P1">Wyświetlanie wybranego pojazdu (szczegóły)</text:p>
        </text:list-item>
        <text:list-item>
          <text:p text:style-name="P1"><text:soft-page-break/>Wyświetlanie wybranego klienta (szczegóły)</text:p>
        </text:list-item>
        <text:list-item>
          <text:p text:style-name="P1">Wyświetlanie wypożyczonych pojazdów</text:p>
        </text:list-item>
        <text:list-item>
          <text:p text:style-name="P1">Zarządzanie pojazdami</text:p>
        </text:list-item>
        <text:list-item>
          <text:p text:style-name="P1">Wypożyczanie pojazdów</text:p>
        </text:list-item>
        <text:list-item>
          <text:p text:style-name="P1">Odbiór pojazdu</text:p>
        </text:list-item>
        <text:list-item>
          <text:p text:style-name="P1">Generowanie opłat</text:p>
        </text:list-item>
        <text:list-item>
          <text:p text:style-name="P1">Dodawanie klientów</text:p>
        </text:list-item>
        <text:list-item>
          <text:p text:style-name="P1">Zarządzanie klientami</text:p>
        </text:list-item>
        <text:list-item>
          <text:p text:style-name="P1">Rezerwacja (strona klienta)</text:p>
        </text:list-item>
        <text:list-item>
          <text:p text:style-name="P1">Zgłoszenie problemów (strona klienta)</text:p>
        </text:list-item>
      </text:list>
      <text:p text:style-name="Heading_20_1"><text:bookmark text:name="_55g3mw17ejxo"/>Podstawowe formularze potrzebne do realizacji aplikacji</text:p>
      <text:p text:style-name="Heading_20_2"><text:bookmark text:name="_yc16ivbx9qe4"/>Pracownik</text:p>
      <text:p text:style-name="Heading_20_3"><text:bookmark text:name="_cak0iruq26kw"/>Dodawanie klienta</text:p>
      <text:list xml:id="list3202712633" text:style-name="WWNum1">
        <text:list-item>
          <text:p text:style-name="P2">Imię</text:p>
        </text:list-item>
        <text:list-item>
          <text:p text:style-name="P2">Nazwisko</text:p>
        </text:list-item>
        <text:list-item>
          <text:p text:style-name="P2">Adres zamieszkania</text:p>
        </text:list-item>
        <text:list-item>
          <text:p text:style-name="P2">Kod pocztowy</text:p>
        </text:list-item>
        <text:list-item>
          <text:p text:style-name="P2">Miejscowość</text:p>
        </text:list-item>
        <text:list-item>
          <text:p text:style-name="P2">Telefon</text:p>
        </text:list-item>
        <text:list-item>
          <text:p text:style-name="P2">Adres e-mail</text:p>
        </text:list-item>
        <text:list-item>
          <text:p text:style-name="P2">PESEL</text:p>
        </text:list-item>
        <text:list-item>
          <text:p text:style-name="P2"><text:soft-page-break/>Seria i nr dokumentu tożsamości</text:p>
        </text:list-item>
        <text:list-item>
          <text:p text:style-name="P2">Skan dokumentu tożsamości (upload zeskanowanego pliku)</text:p>
        </text:list-item>
        <text:list-item>
          <text:p text:style-name="P2">Skan umowy wynajmu (upload zeskanowanego pliku)</text:p>
        </text:list-item>
      </text:list>
      <text:p text:style-name="Heading_20_3"><text:bookmark text:name="_pn5fnie9qadq"/>Wypożyczanie pojazdu z widoku wybranego klienta</text:p>
      <text:list xml:id="list4047842360" text:style-name="WWNum8">
        <text:list-item>
          <text:p text:style-name="P3">Marka pojazdu (lista z wyszukiwarką)</text:p>
        </text:list-item>
        <text:list-item>
          <text:p text:style-name="P3">Model pojazdu (jak wyżej)</text:p>
        </text:list-item>
        <text:list-item>
          <text:p text:style-name="P3">Wersja pojazdu (jak wyżej)</text:p>
        </text:list-item>
        <text:list-item>
          <text:p text:style-name="P3">Dostępny pojazd (lista z pojazdami dostępnymi do wypożyczenia zgodnie z powyższymi parametrami)</text:p>
        </text:list-item>
        <text:list-item>
          <text:p text:style-name="P3">*Informacje o pojeździe (unikatowy identyfikator pojazdu, stan, przebieg, ilość paliwa, wyposażenie, numer kluczyka itp.)*</text:p>
        </text:list-item>
        <text:list-item>
          <text:p text:style-name="P3">Liczba dni lub godzin</text:p>
        </text:list-item>
        <text:list-item>
          <text:p text:style-name="P3">Czy dodatkowe ubezpieczenie? Tak/Nie</text:p>
        </text:list-item>
        <text:list-item>
          <text:p text:style-name="P3">*Przesłanie formularza i wyliczenie opłaty*</text:p>
        </text:list-item>
        <text:list-item>
          <text:p text:style-name="P3">Podsumowanie wypożyczenia pojazdu, szczegóły pojazdu, szczegółowe informacje klienta</text:p>
        </text:list-item>
        <text:list-item>
          <text:p text:style-name="P3">Potwierdzenie wypożyczenia, automatyczne utworzenie paragonu</text:p>
        </text:list-item>
      </text:list>
      <text:p text:style-name="Heading_20_3"><text:bookmark text:name="_e8gqpdqy3fnt"/>Wypożyczanie pojazdu z widoku wybranego pojazdu</text:p>
      <text:list xml:id="list90789449" text:style-name="WWNum7">
        <text:list-item>
          <text:p text:style-name="P4">PESEL klienta (lista z wyszukiwarką)</text:p>
        </text:list-item>
        <text:list-item>
          <text:p text:style-name="P4">Dostępne pojazdy (lista z pojazdami dostępnymi do wypożyczenia zgodnie z powyższymi parametrami)</text:p>
        </text:list-item>
        <text:list-item>
          <text:p text:style-name="P4">*Informacje o pojeździe (unikatowy identyfikator pojazdu, stan, przebieg, ilość paliwa, wyposażenie, numer kluczyka itp.)*</text:p>
        </text:list-item>
        <text:list-item>
          <text:p text:style-name="P4">Liczba dni lub godzin</text:p>
        </text:list-item>
        <text:list-item>
          <text:p text:style-name="P4">Czy dodatkowe ubezpieczenie? Tak/Nie</text:p>
        </text:list-item>
        <text:list-item>
          <text:p text:style-name="P4">*Przesłanie formularza i wyliczenie opłaty*</text:p>
        </text:list-item>
        <text:list-item>
          <text:p text:style-name="P4"><text:soft-page-break/>Podsumowanie wypożyczenia pojazdu, szczegóły pojazdu, szczegółowe informacje klienta</text:p>
        </text:list-item>
        <text:list-item>
          <text:p text:style-name="P4">Potwierdzenie wypożyczenia, automatyczne utworzenie paragonu</text:p>
        </text:list-item>
      </text:list>
      <text:p text:style-name="Heading_20_3"><text:bookmark text:name="_39fo39ck6717"/>Odbiór pojazdu</text:p>
      <text:list xml:id="list3031918440" text:style-name="WWNum5">
        <text:list-item>
          <text:p text:style-name="P5">Unikatowy identyfikator pojazdu (lista z wyszukiwarką)</text:p>
        </text:list-item>
        <text:list-item>
          <text:p text:style-name="P5">*Informacje o pojeździe (unikatowy identyfikator pojazdu, stan, przebieg, ilość paliwa, wyposażenie, numer kluczyka itp.) na stan z dnia wypożyczenia*</text:p>
        </text:list-item>
        <text:list-item>
          <text:p text:style-name="P5">*Informacja o kliencie (PESEL, imię, nazwisko, podstawowe dane*</text:p>
        </text:list-item>
        <text:list-item>
          <text:p text:style-name="P5">Data odbioru</text:p>
        </text:list-item>
        <text:list-item>
          <text:p text:style-name="P5">Przebieg</text:p>
        </text:list-item>
        <text:list-item>
          <text:p text:style-name="P5">Ilość paliwa</text:p>
        </text:list-item>
        <text:list-item>
          <text:p text:style-name="P5">Stan pojazdu</text:p>
        </text:list-item>
        <text:list-item>
          <text:p text:style-name="P5">Dodatkowy opis (opcjonalne)</text:p>
        </text:list-item>
        <text:list-item>
          <text:p text:style-name="P5">Dodatkowe zdjęcia (opcjonalne)</text:p>
        </text:list-item>
        <text:list-item>
          <text:p text:style-name="P5">Dodatkowe opłaty (naliczane ręcznie, opcjonalne)</text:p>
        </text:list-item>
        <text:list-item>
          <text:p text:style-name="P5">Opłaty za przekroczenia (naliczane automatycznie na podstawie obliczeń poprzedniego stanu paliwa a obecnego)</text:p>
        </text:list-item>
        <text:list-item>
          <text:p text:style-name="P5">*Przesłanie formularza i wyświetlenie podsumowania*</text:p>
        </text:list-item>
        <text:list-item>
          <text:p text:style-name="P5">Potwierdzenie przyjęcia pojazdu</text:p>
        </text:list-item>
      </text:list>
      <text:p text:style-name="Heading_20_3"><text:bookmark text:name="_b7ppd67evui5"/>Dodawanie pojazdu</text:p>
      <text:list xml:id="list276125750" text:style-name="WWNum2">
        <text:list-item>
          <text:p text:style-name="P6">Marka pojazdu</text:p>
        </text:list-item>
        <text:list-item>
          <text:p text:style-name="P6">Model pojazdu</text:p>
        </text:list-item>
        <text:list-item>
          <text:p text:style-name="P6">Wersja pojazdu</text:p>
        </text:list-item>
        <text:list-item>
          <text:p text:style-name="P6">Numer kluczyka</text:p>
        </text:list-item>
        <text:list-item>
          <text:p text:style-name="P6"><text:soft-page-break/>Stan pojazdu</text:p>
        </text:list-item>
        <text:list-item>
          <text:p text:style-name="P6">Wyposażenie pojazdu</text:p>
        </text:list-item>
        <text:list-item>
          <text:p text:style-name="P6">Stan licznika</text:p>
        </text:list-item>
        <text:list-item>
          <text:p text:style-name="P6">Stan paliwa</text:p>
        </text:list-item>
        <text:list-item>
          <text:p text:style-name="P6">Mnożnik podstawowej stawki dziennej</text:p>
        </text:list-item>
      </text:list>
      <text:p text:style-name="Standard"/>
      <text:p text:style-name="Heading_20_2"><text:bookmark text:name="_wja3x58mp8bp"/>Klient</text:p>
      <text:p text:style-name="Heading_20_3"><text:bookmark text:name="_5tilwn7zmh7u"/>Rezerwacja pojazdu</text:p>
      <text:list xml:id="list20192726" text:style-name="WWNum3">
        <text:list-item>
          <text:p text:style-name="P7">Marka pojazdu (lista z wyszukiwarką)</text:p>
        </text:list-item>
        <text:list-item>
          <text:p text:style-name="P7">Model pojazdu (jak wyżej)</text:p>
        </text:list-item>
        <text:list-item>
          <text:p text:style-name="P7">Wersja pojazdu (jak wyżej)</text:p>
        </text:list-item>
        <text:list-item>
          <text:p text:style-name="P7">Dostępny pojazd (lista z pojazdami dostępnymi do wypożyczenia zgodnie z powyższymi parametrami)</text:p>
        </text:list-item>
        <text:list-item>
          <text:p text:style-name="P7">*Podstawowe informacje o pojeździe (stan, przebieg, ilość paliwa, wyposażenie itp.)*</text:p>
        </text:list-item>
        <text:list-item>
          <text:p text:style-name="P7">Przewidywana opłata</text:p>
        </text:list-item>
        <text:list-item>
          <text:p text:style-name="P7">Data przewidywanego wypożyczenia pojazdu i jego zwrotu</text:p>
        </text:list-item>
        <text:list-item>
          <text:p text:style-name="P7">Zatwierdzenie rezerwacji</text:p>
        </text:list-item>
      </text:list>
      <text:p text:style-name="Heading_20_3"><text:bookmark text:name="_oyxiw749ui0t"/>Zgłoszenie problemów z pojazdem</text:p>
      <text:list xml:id="list645679208" text:style-name="WWNum9">
        <text:list-item>
          <text:p text:style-name="P8">Wybór pojazdu z listy (lista wypożyczonych pojazdów)</text:p>
        </text:list-item>
        <text:list-item>
          <text:p text:style-name="P8">Opis problemu</text:p>
        </text:list-item>
        <text:list-item>
          <text:p text:style-name="P8">Zdjęcia problemu</text:p>
        </text:list-item>
        <text:list-item>
          <text:p text:style-name="P8">Stan licznika</text:p>
        </text:list-item>
        <text:list-item>
          <text:p text:style-name="P8"><text:soft-page-break/>Stan paliwa</text:p>
        </text:list-item>
        <text:list-item>
          <text:p text:style-name="P8">Czy doszło do szkody z winy wypożyczającego? Tak/Nie</text:p>
        </text:list-item>
      </text:list>
      <text:p text:style-name="P10"/>
      <text:p text:style-name="Heading_20_1"><text:bookmark text:name="_wvyt66gf5w5e"/>Szkice projektu graficznego aplikacji</text:p>
      <text:p text:style-name="Standard"><text:a xlink:type="simple" xlink:href="https://www.figma.com/proto/RBDg8uQgHURS1Z4M0eCpuP/Formularz?node-id=3%3A2&amp;scaling=scale-down&amp;page-id=0%3A1" text:style-name="ListLabel_20_82" text:visited-style-name="ListLabel_20_82"><text:span text:style-name="T2">https://www.figma.com/proto/RBDg8uQgHURS1Z4M0eCpuP/Formularz?node-id=3%3A2&amp;scaling=scale-down&amp;page-id=0%3A1</text:span></text:a></text:p>
      <text:p text:style-name="P10"/>
      <text:p text:style-name="Heading_20_1"><text:bookmark text:name="_ld7iu8qgzk24"/>Zespół projektu</text:p>
      <text:list xml:id="list3350335498" text:style-name="WWNum6">
        <text:list-item>
          <text:p text:style-name="P9">Krzysztof Wierzbicki</text:p>
        </text:list-item>
        <text:list-item>
          <text:p text:style-name="P9">Łukasz Kubisz</text:p>
        </text:list-item>
        <text:list-item>
          <text:p text:style-name="P9">Krystian Pasieka</text:p>
        </text:list-item>
        <text:list-item>
          <text:p text:style-name="P9">Dawid Ziółkowski</text:p>
        </text:list-item>
        <text:list-item>
          <text:p text:style-name="P9">Dawid Potyrała</text:p>
        </text:list-item>
        <text:list-item>
          <text:p text:style-name="P9">Grzegorz Szczepanik</text:p>
        </text:list-item>
        <text:list-item>
          <text:p text:style-name="P9">Kamil Bąbaś</text:p>
        </text:list-item>
        <text:list-item>
          <text:p text:style-name="P9">Dominik Bąbaś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12" meta:word-count="643" meta:character-count="4831" meta:non-whitespace-character-count="4387"/>
    <meta:generator>LibreOfficeDev/6.0.5.2$Linux_X86_64 LibreOffice_project/</meta:generator>
  </office:meta>
</office:document-meta>
</file>